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Devanagari1" svg:font-family="'Droid Sans Devanagari'" style:font-family-generic="swiss"/>
    <style:font-face style:name="Noto Mono" svg:font-family="'Noto Mono'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3636e1"/>
    </style:style>
    <style:style style:name="P2" style:family="paragraph" style:parent-style-name="Standard">
      <style:paragraph-properties fo:text-align="start" style:justify-single-word="false"/>
      <style:text-properties style:font-name="DejaVu Sans" officeooo:paragraph-rsid="0043487c"/>
    </style:style>
    <style:style style:name="P3" style:family="paragraph" style:parent-style-name="Standard">
      <style:paragraph-properties fo:text-align="start" style:justify-single-word="false"/>
      <style:text-properties style:font-name="DejaVu Sans" officeooo:paragraph-rsid="0030d613"/>
    </style:style>
    <style:style style:name="P4" style:family="paragraph" style:parent-style-name="Standard">
      <style:paragraph-properties fo:text-align="start" style:justify-single-word="false"/>
      <style:text-properties style:font-name="Open Sans" officeooo:paragraph-rsid="0030d613"/>
    </style:style>
    <style:style style:name="P5" style:family="paragraph" style:parent-style-name="Standard">
      <style:paragraph-properties fo:text-align="start" style:justify-single-word="false"/>
      <style:text-properties style:font-name="Open Sans" officeooo:paragraph-rsid="00064d00"/>
    </style:style>
    <style:style style:name="P6" style:family="paragraph" style:parent-style-name="Standard">
      <style:paragraph-properties fo:text-align="start" style:justify-single-word="false"/>
      <style:text-properties style:font-name="Open Sans" officeooo:paragraph-rsid="002312d0"/>
    </style:style>
    <style:style style:name="P7" style:family="paragraph" style:parent-style-name="Standard">
      <style:paragraph-properties fo:text-align="start" style:justify-single-word="false"/>
      <style:text-properties style:font-name="Open Sans" officeooo:paragraph-rsid="002500da"/>
    </style:style>
    <style:style style:name="P8" style:family="paragraph" style:parent-style-name="Standard">
      <style:paragraph-properties fo:text-align="start" style:justify-single-word="false"/>
      <style:text-properties style:font-name="Open Sans" officeooo:paragraph-rsid="00075893"/>
    </style:style>
    <style:style style:name="P9" style:family="paragraph" style:parent-style-name="Standard">
      <style:paragraph-properties fo:text-align="start" style:justify-single-word="false"/>
      <style:text-properties style:font-name="Open Sans" officeooo:paragraph-rsid="00116f5e"/>
    </style:style>
    <style:style style:name="P10" style:family="paragraph" style:parent-style-name="Standard">
      <style:paragraph-properties fo:text-align="start" style:justify-single-word="false"/>
      <style:text-properties style:font-name="Open Sans" officeooo:paragraph-rsid="0032ed3e"/>
    </style:style>
    <style:style style:name="P11" style:family="paragraph" style:parent-style-name="Standard">
      <style:paragraph-properties fo:text-align="start" style:justify-single-word="false"/>
      <style:text-properties style:font-name="Open Sans" officeooo:paragraph-rsid="001f7ff1"/>
    </style:style>
    <style:style style:name="P12" style:family="paragraph" style:parent-style-name="Standard">
      <style:paragraph-properties fo:text-align="start" style:justify-single-word="false"/>
      <style:text-properties style:font-name="Open Sans" officeooo:paragraph-rsid="000917d1"/>
    </style:style>
    <style:style style:name="P13" style:family="paragraph" style:parent-style-name="Standard">
      <style:paragraph-properties fo:text-align="start" style:justify-single-word="false"/>
      <style:text-properties style:font-name="Open Sans" fo:font-weight="normal" officeooo:rsid="002500da" officeooo:paragraph-rsid="002500d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Open Sans" fo:font-weight="normal" officeooo:rsid="00064d00" officeooo:paragraph-rsid="002500d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Open Sans" fo:font-weight="normal" officeooo:rsid="00075893" officeooo:paragraph-rsid="0007589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Open Sans" fo:font-weight="normal" officeooo:rsid="0007594a" officeooo:paragraph-rsid="0007594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Open Sans" fo:font-weight="normal" officeooo:rsid="00088dbc" officeooo:paragraph-rsid="003b576b" style:font-weight-asian="normal" style:font-weight-complex="normal"/>
    </style:style>
    <style:style style:name="T1" style:family="text">
      <style:text-properties fo:font-weight="normal" officeooo:rsid="00064d00" style:font-weight-asian="normal" style:font-weight-complex="normal"/>
    </style:style>
    <style:style style:name="T2" style:family="text">
      <style:text-properties fo:font-weight="normal" officeooo:rsid="00075893" style:font-weight-asian="normal" style:font-weight-complex="normal"/>
    </style:style>
    <style:style style:name="T3" style:family="text">
      <style:text-properties fo:font-weight="normal" officeooo:rsid="0007594a" style:font-weight-asian="normal" style:font-weight-complex="normal"/>
    </style:style>
    <style:style style:name="T4" style:family="text">
      <style:text-properties fo:font-weight="normal" officeooo:rsid="00088dbc" style:font-weight-asian="normal" style:font-weight-complex="normal"/>
    </style:style>
    <style:style style:name="T5" style:family="text">
      <style:text-properties fo:font-weight="normal" officeooo:rsid="000917d1" style:font-weight-asian="normal" style:font-weight-complex="normal"/>
    </style:style>
    <style:style style:name="T6" style:family="text">
      <style:text-properties fo:font-weight="normal" officeooo:rsid="00116f5e" style:font-weight-asian="normal" style:font-weight-complex="normal"/>
    </style:style>
    <style:style style:name="T7" style:family="text">
      <style:text-properties fo:font-weight="normal" officeooo:rsid="0011e4f5" style:font-weight-asian="normal" style:font-weight-complex="normal"/>
    </style:style>
    <style:style style:name="T8" style:family="text">
      <style:text-properties fo:font-weight="normal" officeooo:rsid="001f7ff1" style:font-weight-asian="normal" style:font-weight-complex="normal"/>
    </style:style>
    <style:style style:name="T9" style:family="text">
      <style:text-properties fo:font-weight="normal" officeooo:rsid="002312d0" style:font-weight-asian="normal" style:font-weight-complex="normal"/>
    </style:style>
    <style:style style:name="T10" style:family="text">
      <style:text-properties fo:font-weight="normal" officeooo:rsid="002500da" style:font-weight-asian="normal" style:font-weight-complex="normal"/>
    </style:style>
    <style:style style:name="T11" style:family="text">
      <style:text-properties fo:font-weight="normal" officeooo:rsid="0011ce42" style:font-weight-asian="normal" style:font-weight-complex="normal"/>
    </style:style>
    <style:style style:name="T12" style:family="text">
      <style:text-properties fo:font-weight="normal" officeooo:rsid="0026d681" style:font-weight-asian="normal" style:font-weight-complex="normal"/>
    </style:style>
    <style:style style:name="T13" style:family="text">
      <style:text-properties fo:font-weight="normal" officeooo:rsid="0030d613" style:font-weight-asian="normal" style:font-weight-complex="normal"/>
    </style:style>
    <style:style style:name="T14" style:family="text">
      <style:text-properties fo:font-weight="normal" officeooo:rsid="0032b8bf" style:font-weight-asian="normal" style:font-weight-complex="normal"/>
    </style:style>
    <style:style style:name="T15" style:family="text">
      <style:text-properties fo:font-weight="normal" officeooo:rsid="0032ed3e" style:font-weight-asian="normal" style:font-weight-complex="normal"/>
    </style:style>
    <style:style style:name="T16" style:family="text">
      <style:text-properties fo:font-weight="normal" officeooo:rsid="003476ed" style:font-weight-asian="normal" style:font-weight-complex="normal"/>
    </style:style>
    <style:style style:name="T17" style:family="text">
      <style:text-properties fo:font-weight="normal" officeooo:rsid="00365b69" style:font-weight-asian="normal" style:font-weight-complex="normal"/>
    </style:style>
    <style:style style:name="T18" style:family="text">
      <style:text-properties fo:font-weight="normal" officeooo:rsid="0037ad3b" style:font-weight-asian="normal" style:font-weight-complex="normal"/>
    </style:style>
    <style:style style:name="T19" style:family="text">
      <style:text-properties fo:font-weight="normal" officeooo:rsid="00387254" style:font-weight-asian="normal" style:font-weight-complex="normal"/>
    </style:style>
    <style:style style:name="T20" style:family="text">
      <style:text-properties fo:font-weight="normal" officeooo:rsid="003c8787" style:font-weight-asian="normal" style:font-weight-complex="normal"/>
    </style:style>
    <style:style style:name="T21" style:family="text">
      <style:text-properties fo:font-weight="normal" officeooo:rsid="0043dcf1" style:font-weight-asian="normal" style:font-weight-complex="normal"/>
    </style:style>
    <style:style style:name="T22" style:family="text">
      <style:text-properties fo:font-weight="normal" officeooo:rsid="00442b4c" style:font-weight-asian="normal" style:font-weight-complex="normal"/>
    </style:style>
    <style:style style:name="T23" style:family="text">
      <style:text-properties fo:font-weight="normal" officeooo:rsid="004434a8" style:font-weight-asian="normal" style:font-weight-complex="normal"/>
    </style:style>
    <style:style style:name="T24" style:family="text">
      <style:text-properties fo:font-weight="normal" officeooo:rsid="0046ac0d" style:font-weight-asian="normal" style:font-weight-complex="normal"/>
    </style:style>
    <style:style style:name="T25" style:family="text">
      <style:text-properties officeooo:rsid="000cfcd5"/>
    </style:style>
    <style:style style:name="T26" style:family="text">
      <style:text-properties officeooo:rsid="00116f5e"/>
    </style:style>
    <style:style style:name="T27" style:family="text">
      <style:text-properties officeooo:rsid="0011ce42"/>
    </style:style>
    <style:style style:name="T28" style:family="text">
      <style:text-properties officeooo:rsid="001c7ebb"/>
    </style:style>
    <style:style style:name="T29" style:family="text">
      <style:text-properties officeooo:rsid="001f7ff1"/>
    </style:style>
    <style:style style:name="T30" style:family="text">
      <style:text-properties officeooo:rsid="002500da"/>
    </style:style>
    <style:style style:name="T31" style:family="text">
      <style:text-properties officeooo:rsid="0026d681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f9467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65b69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7ad3b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43487c" style:font-style-asian="normal" style:font-weight-asian="normal" style:font-style-complex="normal" style:font-weight-complex="normal"/>
    </style:style>
    <style:style style:name="T37" style:family="text">
      <style:text-properties officeooo:rsid="0030d613"/>
    </style:style>
    <style:style style:name="T38" style:family="text">
      <style:text-properties fo:color="#000000" loext:opacity="100%" fo:font-weight="normal" officeooo:rsid="0026d681" style:font-weight-asian="normal" style:font-weight-complex="normal"/>
    </style:style>
    <style:style style:name="T39" style:family="text">
      <style:text-properties fo:color="#000000" loext:opacity="100%" fo:font-weight="normal" officeooo:rsid="00306921" style:font-weight-asian="normal" style:font-weight-complex="normal"/>
    </style:style>
    <style:style style:name="T40" style:family="text">
      <style:text-properties fo:color="#000000" loext:opacity="100%" fo:font-weight="normal" officeooo:rsid="00064d00" style:font-weight-asian="normal" style:font-weight-complex="normal"/>
    </style:style>
    <style:style style:name="T41" style:family="text">
      <style:text-properties fo:color="#000000" loext:opacity="100%" fo:font-weight="normal" officeooo:rsid="002312d0" style:font-weight-asian="normal" style:font-weight-complex="normal"/>
    </style:style>
    <style:style style:name="T42" style:family="text">
      <style:text-properties fo:color="#000000" loext:opacity="100%" fo:font-weight="normal" officeooo:rsid="002500da" style:font-weight-asian="normal" style:font-weight-complex="normal"/>
    </style:style>
    <style:style style:name="T43" style:family="text">
      <style:text-properties fo:color="#000000" loext:opacity="100%" fo:font-weight="normal" officeooo:rsid="0043487c" style:font-weight-asian="normal" style:font-weight-complex="normal"/>
    </style:style>
    <style:style style:name="T44" style:family="text">
      <style:text-properties fo:color="#000000" loext:opacity="100%" style:font-name="DejaVu Sans Condensed" fo:font-weight="normal" officeooo:rsid="00064d00" style:font-weight-asian="normal" style:font-weight-complex="normal"/>
    </style:style>
    <style:style style:name="T45" style:family="text">
      <style:text-properties fo:color="#000000" loext:opacity="100%" style:font-name="DejaVu Sans Condensed" fo:font-weight="normal" officeooo:rsid="002312d0" style:font-weight-asian="normal" style:font-weight-complex="normal"/>
    </style:style>
    <style:style style:name="T46" style:family="text">
      <style:text-properties fo:color="#000000" loext:opacity="100%" style:font-name="DejaVu Sans Condensed" fo:font-weight="normal" officeooo:rsid="002500da" style:font-weight-asian="normal" style:font-weight-complex="normal"/>
    </style:style>
    <style:style style:name="T47" style:family="text">
      <style:text-properties fo:color="#000000" loext:opacity="100%" style:font-name="DejaVu Sans Condensed" fo:font-weight="normal" officeooo:rsid="0043487c" style:font-weight-asian="normal" style:font-weight-complex="normal"/>
    </style:style>
    <style:style style:name="T48" style:family="text">
      <style:text-properties fo:color="#000000" loext:opacity="100%" style:font-name="DejaVu Sans Condensed" fo:font-weight="normal" officeooo:rsid="0026d681" style:font-weight-asian="normal" style:font-weight-complex="normal"/>
    </style:style>
    <style:style style:name="T49" style:family="text">
      <style:text-properties fo:color="#000000" loext:opacity="100%" style:font-name="DejaVu Sans Condensed" fo:font-weight="normal" officeooo:rsid="00306921" style:font-weight-asian="normal" style:font-weight-complex="normal"/>
    </style:style>
    <style:style style:name="T50" style:family="text">
      <style:text-properties officeooo:rsid="003dfbee"/>
    </style:style>
    <style:style style:name="T51" style:family="text">
      <style:text-properties officeooo:rsid="003fa559"/>
    </style:style>
    <style:style style:name="T52" style:family="text">
      <style:text-properties officeooo:rsid="00400028"/>
    </style:style>
    <style:style style:name="T53" style:family="text">
      <style:text-properties style:font-name="DejaVu Sans Condensed" fo:font-weight="normal" officeooo:rsid="002312d0" style:font-weight-asian="normal" style:font-weight-complex="normal"/>
    </style:style>
    <style:style style:name="T54" style:family="text">
      <style:text-properties style:font-name="DejaVu Sans Condensed" fo:font-weight="normal" officeooo:rsid="0030d613" style:font-weight-asian="normal" style:font-weight-complex="normal"/>
    </style:style>
    <style:style style:name="T55" style:family="text">
      <style:text-properties style:font-name="DejaVu Sans Condensed" fo:font-weight="normal" officeooo:rsid="002500da" style:font-weight-asian="normal" style:font-weight-complex="normal"/>
    </style:style>
    <style:style style:name="T56" style:family="text">
      <style:text-properties style:font-name="DejaVu Sans Condensed" fo:font-weight="normal" officeooo:rsid="0007594a" style:font-weight-asian="normal" style:font-weight-complex="normal"/>
    </style:style>
    <style:style style:name="T57" style:family="text">
      <style:text-properties style:font-name="DejaVu Sans Condensed" fo:font-weight="normal" officeooo:rsid="00116f5e" style:font-weight-asian="normal" style:font-weight-complex="normal"/>
    </style:style>
    <style:style style:name="T58" style:family="text">
      <style:text-properties style:font-name="DejaVu Sans Condensed" fo:font-weight="normal" officeooo:rsid="0043dcf1" style:font-weight-asian="normal" style:font-weight-complex="normal"/>
    </style:style>
    <style:style style:name="T59" style:family="text">
      <style:text-properties style:font-name="DejaVu Sans Condensed" fo:font-weight="normal" officeooo:rsid="0032ed3e" style:font-weight-asian="normal" style:font-weight-complex="normal"/>
    </style:style>
    <style:style style:name="T60" style:family="text">
      <style:text-properties style:font-name="DejaVu Sans Condensed" fo:font-style="normal" fo:font-weight="normal" officeooo:rsid="0043487c" style:font-style-asian="normal" style:font-weight-asian="normal" style:font-style-complex="normal" style:font-weight-complex="normal"/>
    </style:style>
    <style:style style:name="T61" style:family="text">
      <style:text-properties officeooo:rsid="0043dcf1"/>
    </style:style>
    <style:style style:name="T62" style:family="text">
      <style:text-properties officeooo:rsid="0046ac0d"/>
    </style:style>
    <style:style style:name="T63" style:family="text">
      <style:text-properties style:font-name="Open Sans" fo:font-weight="normal" officeooo:rsid="00088dbc" style:font-weight-asian="normal" style:font-weight-complex="normal"/>
    </style:style>
    <style:style style:name="T64" style:family="text">
      <style:text-properties style:font-name="Open Sans" fo:font-weight="normal" officeooo:rsid="003476ed" style:font-weight-asian="normal" style:font-weight-complex="normal"/>
    </style:style>
    <style:style style:name="T65" style:family="text">
      <style:text-properties style:font-name="Open Sans" fo:font-weight="normal" officeooo:rsid="003c8787" style:font-weight-asian="normal" style:font-weight-complex="normal"/>
    </style:style>
    <style:style style:name="T66" style:family="text">
      <style:text-properties style:font-name="Open Sans" fo:font-weight="normal" officeooo:rsid="00442b4c" style:font-weight-asian="normal" style:font-weight-complex="normal"/>
    </style:style>
    <style:style style:name="T67" style:family="text">
      <style:text-properties style:font-name="Open Sans" fo:font-weight="normal" officeooo:rsid="004434a8" style:font-weight-asian="normal" style:font-weight-complex="normal"/>
    </style:style>
    <style:style style:name="T68" style:family="text">
      <style:text-properties style:font-name="Open Sans" fo:font-weight="normal" officeooo:rsid="0046ac0d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3">Die „Klimakasse“ ermöglicht auf eine spielerische Art und Weise den eigenen </text:span><text:span text:style-name="T34">jährlichen </text:span><text:span text:style-name="T33">CO2-Fußabdruck abzuschätzen. </text:span><text:span text:style-name="T35">Sie</text:span><text:span text:style-name="T33"> wird auf öffentlichen Infoständen als anschauliches und interaktives Medium genutzt.</text:span></text:p>
      <text:p text:style-name="P5"><text:span text:style-name="T1">Interessenten können </text:span><text:span text:style-name="T7">so </text:span><text:span text:style-name="T1">innerhalb weniger Minuten </text:span><text:span text:style-name="T13">einfach und </text:span><text:span text:style-name="T18">intuitiv</text:span><text:span text:style-name="T13"> </text:span><text:span text:style-name="T1">ein grobes Gefühl dafür bekommen, </text:span><text:span text:style-name="T18">wieviel</text:span><text:span text:style-name="T9"> die einzelnen </text:span><text:span text:style-name="T18">Bereiche</text:span><text:span text:style-name="T17"> Konsum, Mobilität, Ernährung und Energie</text:span><text:span text:style-name="T9"> zum eigenen CO2-Fußabdruck beitragen</text:span><text:span text:style-name="T1">.</text:span></text:p>
      <text:p text:style-name="P6"><text:span text:style-name="T40">Z</text:span><text:span text:style-name="T41">ur Kasse gehören eine Reihe von 3D-</text:span><text:span text:style-name="T42">g</text:span><text:span text:style-name="T41">edruckten Modellen, welche verschiedene Lebensbereiche und </text:span><text:span text:style-name="T43">Konsumgewohnheiten</text:span><text:span text:style-name="T41"> repräsentieren. </text:span><text:span text:style-name="T9">Ein Windrad steht für den </text:span><text:span text:style-name="T13">Gebrauch</text:span><text:span text:style-name="T9"> von Ökostrom, während ein Kraftwerk für den </text:span><text:span text:style-name="T13">Gebrauch</text:span><text:span text:style-name="T9"> von konventioneller Energie steht. Ein Kreuzfahrtschiff steht für eine </text:span><text:span text:style-name="T13">zweiwöchige Kreuzfahrt </text:span><text:span text:style-name="T9">im Jahr </text:span><text:span text:style-name="T10">und ein großes Handy für hohe Ausgaben im Bereich der Unterhaltungselektronik.</text:span></text:p>
      <text:p text:style-name="P13">Ein Teilnehmer wählt die <text:span text:style-name="T61">auf</text:span> ihn zutreffenden Modelle und zieht sie über den verbauten NFC-Scanner.</text:p>
      <text:p text:style-name="P14">Die <text:span text:style-name="T30">gescannten Modelle</text:span> werden auf dem Bildschirm mit ihrem „Preis“, also dem jeweiligen <text:span text:style-name="T37">jährlichen CO2-Ausstoß,</text:span> aufgelistet, <text:span text:style-name="T29">ähnlich wie auf einem</text:span><text:span text:style-name="T26"> Kassenbon. </text:span><text:span text:style-name="T30">Auf einer Skala erfolgt währenddessen eine grafische Gegenüberstellung des ermittelten Gesamtwertes</text:span><text:span text:style-name="T27"> </text:span><text:span text:style-name="T30">mit den deutschen Durchschnittswerten und dem optimalen Wert für ein gesundes Weltklima.</text:span></text:p>
      <text:p text:style-name="P7"><text:span text:style-name="T11">Darunter </text:span><text:span text:style-name="T10">wird</text:span><text:span text:style-name="T11"> e</text:span><text:span text:style-name="T10">ine lachende Erde dargestellt, welche bei </text:span><text:span text:style-name="T14">einem</text:span><text:span text:style-name="T10"> </text:span><text:span text:style-name="T14">überdurchschnittliche</text:span><text:span text:style-name="T21">n</text:span><text:span text:style-name="T10"> CO-2 Ausstoß </text:span><text:span text:style-name="T14">zunehmend</text:span><text:span text:style-name="T10"> trauriger dreinblickt.</text:span></text:p>
      <text:p text:style-name="P5"><text:span text:style-name="T1">Wenn ein Teilnehmer alle </text:span><text:span text:style-name="T21">seine </text:span><text:span text:style-name="T10">Modelle</text:span><text:span text:style-name="T1"> gescannt hat, </text:span><text:span text:style-name="T10">erhält </text:span><text:span text:style-name="T6">er</text:span><text:span text:style-name="T1"> eine Zusamme</text:span><text:span text:style-name="T21">n­</text:span><text:span text:style-name="T6">rechnung aller Werte</text:span><text:span text:style-name="T1"> und eine Abschätzung, wieviele </text:span><text:span text:style-name="T10">Planeten </text:span><text:span text:style-name="T1">Erde man br</text:span><text:span text:style-name="T14">äuchte</text:span><text:span text:style-name="T1">, wenn jeder Mensch </text:span><text:span text:style-name="T21">einen ähnlichen</text:span><text:span text:style-name="T1"> Lebensstil führen würde. </text:span><text:span text:style-name="T14">Das Ergebnis können die Veranstalter als Ausgangspunkt für Diskussionen und Tipps rund um die Se</text:span><text:span text:style-name="T19">n</text:span><text:span text:style-name="T14">kung des eigenen CO2-Ausstoßes nehmen.</text:span></text:p>
      <text:p text:style-name="P8"><text:span text:style-name="T2">Das Herz der Kasse ist ein ESP8266 Microcontroller. </text:span><text:span text:style-name="T10">Dieser verarbeitet Eingaben vom Scanner und Touchscreen</text:span><text:span text:style-name="T2">. Programmiert wurde </text:span><text:span text:style-name="T10">der</text:span><text:span text:style-name="T6"> Microcontroller</text:span><text:span text:style-name="T2"> mit der Arduino IDE in C++. Bei dem Bildschirm handelt es sich um einen Nextion 7 Zoll <text:s/>Touchscreen. Dieser ermöglicht d</text:span><text:span text:style-name="T10">ie schnelle Darstellung</text:span><text:span text:style-name="T2"> von Grafiken und auch kleinere Animationen, da das Interface selbst im „Nextion Studio“ erstellt wird und auf d</text:span><text:span text:style-name="T10">ie Bildschirmeinheit</text:span><text:span text:style-name="T2"> geladen wird. </text:span><text:span text:style-name="T6">Die Darstellung der Oberfläche übernimmt </text:span><text:span text:style-name="T14">so</text:span><text:span text:style-name="T6"> der im Bildschirm verbaute Controller und der externe Microcontroller muss nur noch die Werte sende</text:span><text:span text:style-name="T10">n</text:span><text:span text:style-name="T6"> - zum Beispiel welcher Text in einem Feld angezeigt werden soll.</text:span></text:p>
      <text:p text:style-name="P9"><text:span text:style-name="T6">Um das „Kassenfeeling“ zu verstärken, ist außerdem ein kleiner Piezo-</text:span><text:span text:style-name="T10">Summer</text:span><text:span text:style-name="T6"> verbaut, der </text:span><text:span text:style-name="T10">dafür sorgt, das</text:span><text:span text:style-name="T15">s </text:span><text:span text:style-name="T10">beim Scannen eines </text:span><text:span text:style-name="T15">Modells</text:span><text:span text:style-name="T10"> das typische Kassengeräusch nicht fehlt</text:span><text:span text:style-name="T6">.</text:span></text:p>
      <text:p text:style-name="P15">Die Stromversorgung der Kasse erfolgt über ein integriertes USB-Kabel. So kann die Kasse auch an Orten ohne festen Stromanschluss, <text:span text:style-name="T30">zum Beispiel mit</text:span> einer Powerbank oder einer mobilen Solaranlage, versorgt werden. <text:span text:style-name="T51">Im laufenden Betrieb verbraucht die Kasse ungefähr 800mA, wodurch man sie mit einer 8000mAh Powerbank </text:span><text:span text:style-name="T52">zwischen </text:span><text:span text:style-name="T51">8 </text:span><text:span text:style-name="T52">und </text:span><text:span text:style-name="T51">10 Stunden versorgen kann.</text:span></text:p>
      <text:p text:style-name="P10"><text:span text:style-name="T3">Die Kasse kann </text:span><text:span text:style-name="T6">durch Scha</text:span><text:span text:style-name="T10">r</text:span><text:span text:style-name="T6">niere </text:span><text:span text:style-name="T10">zusammengeklappt</text:span><text:span text:style-name="T3"> werden, wodurch der Transport stark erleichtert wird und das Display besser geschützt ist. Beim Aufbau werden an </text:span><text:soft-page-break/><text:span text:style-name="T3">die Kasse </text:span><text:span text:style-name="T21">zusätzlich</text:span><text:span text:style-name="T3"> zwei 3D-</text:span><text:span text:style-name="T10">g</text:span><text:span text:style-name="T3">edruckte Beine gesteckt, wodurch sie stabil steht, </text:span><text:span text:style-name="T10">das Display leicht angewinkelt ausgerichtet ist und somit </text:span><text:span text:style-name="T15">angenehm</text:span><text:span text:style-name="T10"> bedient werden kann. </text:span><text:span text:style-name="T38">Die individuellen Teile, wie die Beine, </text:span><text:span text:style-name="T39">deren</text:span><text:span text:style-name="T38"> Halterungen </text:span><text:span text:style-name="T39">oder</text:span><text:span text:style-name="T38"> ein Schriftzug auf der Vorderseite wurden mit OpenSCAD erstellt.</text:span></text:p>
      <text:p text:style-name="P16">Für das Gehäuse <text:span text:style-name="T31">kamen verschiedene Holzreste zum Einsatz</text:span>, welche zum Teil lackiert wurden. </text:p>
      <text:p text:style-name="P16">Die 3D-Modelle, welche mit der Kasse gescannt werden, sind alle ca. 10-20cm groß. Für jede Kategorie wurde <text:span text:style-name="T29">zur besseren Unterscheidbarkeit</text:span> beim Druck eine andere Filamentfarbe verwendet. <text:s/><text:span text:style-name="T50">Als Drucker kam ein Geeetech i3 zum Einsatz.</text:span> Um die Objekte für den in der Kasse verbauten RC522 NFC-Scanner erkennbar zu machen, wurde in jedes Modell ein kleiner, runder NFC-Chip integriert. Dafür wurde der Druck nach den ersten Layer<text:span text:style-name="T25">n</text:span> pausiert, ein Chip mittig auf den <text:span text:style-name="T25">Druck</text:span> geklebt und <text:span text:style-name="T25">dieser </text:span>anschließend fortgesetzt. </text:p>
      <text:p text:style-name="P11"><text:span text:style-name="T3">Trotz das die Chips den </text:span><text:span text:style-name="T4">Druck des</text:span><text:span text:style-name="T3"> folgenden Layer</text:span><text:span text:style-name="T4">s</text:span><text:span text:style-name="T3"> </text:span><text:span text:style-name="T4">an der jeweiligen Stelle blockiert haben, </text:span><text:span text:style-name="T16">gibt</text:span><text:span text:style-name="T4"> es keinerlei Stabilitätsprobleme oder äußerliche Druckfehler. </text:span></text:p>
      <text:p text:style-name="P11"><text:span text:style-name="T8">Die Identifizierung und Unterscheidung der 3D-Modelle erfolgt über die </text:span><text:span text:style-name="T12">feste</text:span><text:span text:style-name="T8"> </text:span><text:span text:style-name="T12">Seriennummer der NFC-Tags</text:span><text:span text:style-name="T8">. </text:span><text:span text:style-name="T5">Der Scanner sendet die jeweilige </text:span><text:span text:style-name="T12">Nummer</text:span><text:span text:style-name="T5"> des Chips an den Microcontroller, </text:span><text:span text:style-name="T12">welcher so das Modell zuordnen kann.</text:span></text:p>
      <text:p text:style-name="P12"><text:span text:style-name="T4">Die </text:span><text:span text:style-name="T5">insgesamt 22</text:span><text:span text:style-name="T4"> Modelle wurden mit 10-20% Infill gedruckt, wodurch sie sehr leicht und gut zu transportieren sind. </text:span><text:span text:style-name="T5">Als Filament wurde PLA verwendet.</text:span></text:p>
      <text:p text:style-name="P1"><text:span text:style-name="T63">Am Stand werden die Modelle auf passenden Papierunterlagen ausgelegt auf </text:span><text:span text:style-name="T64">denen</text:span><text:span text:style-name="T63"> jeweils der Name, </text:span><text:span text:style-name="T65">die Einheit (z.B. 1000km Autofahren im Jahr)</text:span><text:span text:style-name="T63"> und der „Preis“ als CO-2 Emissionen in Kilogramm </text:span><text:span text:style-name="T64">stehen</text:span><text:span text:style-name="T63">. </text:span><text:span text:style-name="T66">Die </text:span><text:span text:style-name="T67">Wohnun</text:span><text:span text:style-name="T68">g</text:span><text:span text:style-name="T67">sgröße</text:span><text:span text:style-name="T66"> ist zum Beispiel in drei Bereiche unterteilt, welche mit drei unterschiedlich großen Häusern dargestellt </text:span><text:span text:style-name="T68">werden</text:span><text:span text:style-name="T66">.</text:span></text:p>
      <text:p text:style-name="P17">In Zukunft wird die Klimakasse an Ständen der Greenpeace Gruppe Wuppertal in Aktion <text:span text:style-name="T28">zu sehen </text:span>sein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Devanagari1" svg:font-family="'Droid Sans Devanagari'" style:font-family-generic="swiss"/>
    <style:font-face style:name="Noto Mono" svg:font-family="'Noto Mono'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08T12:37:34.073037137</meta:creation-date>
    <dc:date>2020-09-10T00:04:28.746848545</dc:date>
    <meta:editing-duration>P1DT6H48M57S</meta:editing-duration>
    <meta:editing-cycles>35</meta:editing-cycles>
    <meta:generator>LibreOffice/7.0.1.2$Linux_X86_64 LibreOffice_project/88a63c56098013eb4038e11ebe7c8c0daab09aa8</meta:generator>
    <meta:print-date>2020-09-09T14:29:55.791236199</meta:print-date>
    <meta:document-statistic meta:table-count="0" meta:image-count="0" meta:object-count="0" meta:page-count="2" meta:paragraph-count="18" meta:word-count="690" meta:character-count="4932" meta:non-whitespace-character-count="4254"/>
  </office:meta>
</office:document-meta>
</file>